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400DAE4CF2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047cm"/>
    </style:style>
    <style:style style:name="pr2" style:family="presentation" style:parent-style-name="Default-subtitle">
      <style:graphic-properties draw:fill-color="#ffffff" draw:auto-grow-height="true" fo:min-height="9.2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834cm" svg:height="5.047cm" svg:x="1.471cm" svg:y="5.715cm" presentation:class="title" presentation:user-transformed="true">
          <draw:text-box>
            <text:p><text:span text:style-name="T1">Body Area Network Platform Utilizing Energy-Efficient Routing of Physiological Data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9.248cm" svg:x="1.471cm" svg:y="10.437cm" presentation:class="subtitle" presentation:user-transformed="true">
          <draw:text-box>
            <text:p text:style-name="P2"><text:span text:style-name="T2">Alvaro Prieto</text:span></text:p>
            <text:p text:style-name="P2"><text:span text:style-name="T2"/></text:p>
            <text:p text:style-name="P2"><text:span text:style-name="T3">Masters Thesis</text:span></text:p>
            <text:p text:style-name="P2"><text:span text:style-name="T3">BS/MS Electrical Engineering</text:span></text:p>
            <text:p text:style-name="P2"><text:span text:style-name="T3">Electrical and Microelectronic Engineering Department</text:span></text:p>
            <text:p text:style-name="P2"><text:span text:style-name="T3">Rochester Institute of Technology</text:span></text:p>
            <text:p text:style-name="P2"><text:span text:style-name="T3">Rochester, NY</text:span></text:p>
            <text:p text:style-name="P2"><text:span text:style-name="T3">axp8664@rit.edu</text:span>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Previous Work</text:p>
              </text:list-item>
              <text:list-item>
                <text:p>WBAN Software Libraries</text:p>
              </text:list-item>
              <text:list-item>
                <text:p>Wireless ECG Platform</text:p>
              </text:list-item>
              <text:list-item>
                <text:p>Algorithm Development Platform</text:p>
              </text:list-item>
              <text:list-item>
                <text:p>Specialized Cost Function</text:p>
              </text:list-item>
              <text:list-item>
                <text:p>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ime Synchronization</text:p>
              </text:list-item>
              <text:list-item>
                <text:p>Synchronized Sampling</text:p>
              </text:list-item>
              <text:list-item>
                <text:p>Routing and Relay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Synchronization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chronized Sampling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uting and Relaying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ftware Librarie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reless ECG Platform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orithm Development Platform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ecialized Cost Function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0000000050000000400DAE4CF2A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varo Prieto</meta:initial-creator>
    <meta:creation-date>2011-09-17T09:34:34</meta:creation-date>
    <meta:editing-duration>PT39M6S</meta:editing-duration>
    <meta:editing-cycles>6</meta:editing-cycles>
    <dc:date>2011-09-18T09:22:33</dc:date>
    <dc:creator>Alvaro Prieto</dc:creator>
    <meta:generator>LibreOffice/3.3$Unix LibreOffice_project/330m19$Build-301</meta:generator>
    <meta:document-statistic meta:object-count="74"/>
  </office:meta>
</office:document-meta>
</file>